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C23] - [.C22]" office:value-type="float" office:value="-5880" calcext:value-type="float">
            <text:p>-5880</text:p>
          </table:table-cell>
          <table:table-cell/>
          <table:table-cell table:formula="of:=[.E23]-[.E22]" office:value-type="float" office:value="-1624" calcext:value-type="float">
            <text:p>-1624</text:p>
          </table:table-cell>
          <table:table-cell/>
          <table:table-cell table:formula="of:=[.H22]+[.G23]" office:value-type="float" office:value="4364" calcext:value-type="float">
            <text:p>4364</text:p>
          </table:table-cell>
          <table:table-cell/>
          <table:table-cell table:formula="of:=[.I23]-[.I22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C24] - [.C23]" office:value-type="float" office:value="0" calcext:value-type="float">
            <text:p>0</text:p>
          </table:table-cell>
          <table:table-cell/>
          <table:table-cell table:formula="of:=[.E24]-[.E23]" office:value-type="float" office:value="0" calcext:value-type="float">
            <text:p>0</text:p>
          </table:table-cell>
          <table:table-cell/>
          <table:table-cell table:formula="of:=[.H23]+[.G24]" office:value-type="float" office:value="4364" calcext:value-type="float">
            <text:p>4364</text:p>
          </table:table-cell>
          <table:table-cell/>
          <table:table-cell table:formula="of:=[.I24]-[.I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C25] - [.C24]" office:value-type="float" office:value="0" calcext:value-type="float">
            <text:p>0</text:p>
          </table:table-cell>
          <table:table-cell/>
          <table:table-cell table:formula="of:=[.E25]-[.E24]" office:value-type="float" office:value="0" calcext:value-type="float">
            <text:p>0</text:p>
          </table:table-cell>
          <table:table-cell/>
          <table:table-cell table:formula="of:=[.H24]+[.G25]" office:value-type="float" office:value="4364" calcext:value-type="float">
            <text:p>4364</text:p>
          </table:table-cell>
          <table:table-cell/>
          <table:table-cell table:formula="of:=[.I25]-[.I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0" calcext:value-type="float">
            <text:p>0</text:p>
          </table:table-cell>
          <table:table-cell/>
          <table:table-cell table:formula="of:=[.E26]-[.E25]" office:value-type="float" office:value="0" calcext:value-type="float">
            <text:p>0</text:p>
          </table:table-cell>
          <table:table-cell/>
          <table:table-cell table:formula="of:=[.H25]+[.G26]" office:value-type="float" office:value="4364" calcext:value-type="float">
            <text:p>4364</text:p>
          </table:table-cell>
          <table:table-cell/>
          <table:table-cell table:formula="of:=[.I26]-[.I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4364" calcext:value-type="float">
            <text:p>4364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4364" calcext:value-type="float">
            <text:p>4364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4364" calcext:value-type="float">
            <text:p>4364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4364" calcext:value-type="float">
            <text:p>436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4364" calcext:value-type="float">
            <text:p>436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4364" calcext:value-type="float">
            <text:p>436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4364" calcext:value-type="float">
            <text:p>436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4364" calcext:value-type="float">
            <text:p>436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4364" calcext:value-type="float">
            <text:p>436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4364" calcext:value-type="float">
            <text:p>436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4364" calcext:value-type="float">
            <text:p>436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4364" calcext:value-type="float">
            <text:p>436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4364" calcext:value-type="float">
            <text:p>436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4364" calcext:value-type="float">
            <text:p>436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4364" calcext:value-type="float">
            <text:p>436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4364" calcext:value-type="float">
            <text:p>436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4364" calcext:value-type="float">
            <text:p>436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4364" calcext:value-type="float">
            <text:p>436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4364" calcext:value-type="float">
            <text:p>436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4364" calcext:value-type="float">
            <text:p>436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4364" calcext:value-type="float">
            <text:p>436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4364" calcext:value-type="float">
            <text:p>436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4364" calcext:value-type="float">
            <text:p>436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4364" calcext:value-type="float">
            <text:p>436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4364" calcext:value-type="float">
            <text:p>436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4364" calcext:value-type="float">
            <text:p>436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4364" calcext:value-type="float">
            <text:p>436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4364" calcext:value-type="float">
            <text:p>436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4364" calcext:value-type="float">
            <text:p>436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4364" calcext:value-type="float">
            <text:p>436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4364" calcext:value-type="float">
            <text:p>436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4364" calcext:value-type="float">
            <text:p>436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4364" calcext:value-type="float">
            <text:p>436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4364" calcext:value-type="float">
            <text:p>436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4364" calcext:value-type="float">
            <text:p>436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4364" calcext:value-type="float">
            <text:p>436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4364" calcext:value-type="float">
            <text:p>436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4364" calcext:value-type="float">
            <text:p>436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4364" calcext:value-type="float">
            <text:p>436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4364" calcext:value-type="float">
            <text:p>436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4364" calcext:value-type="float">
            <text:p>436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4364" calcext:value-type="float">
            <text:p>436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4364" calcext:value-type="float">
            <text:p>436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4364" calcext:value-type="float">
            <text:p>436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4364" calcext:value-type="float">
            <text:p>436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4364" calcext:value-type="float">
            <text:p>436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4364" calcext:value-type="float">
            <text:p>436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4364" calcext:value-type="float">
            <text:p>436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4364" calcext:value-type="float">
            <text:p>436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4364" calcext:value-type="float">
            <text:p>436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4364" calcext:value-type="float">
            <text:p>436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4364" calcext:value-type="float">
            <text:p>436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4364" calcext:value-type="float">
            <text:p>436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4364" calcext:value-type="float">
            <text:p>436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4364" calcext:value-type="float">
            <text:p>436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4364" calcext:value-type="float">
            <text:p>436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4364" calcext:value-type="float">
            <text:p>436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4364" calcext:value-type="float">
            <text:p>436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4364" calcext:value-type="float">
            <text:p>436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4364" calcext:value-type="float">
            <text:p>436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4364" calcext:value-type="float">
            <text:p>436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4364" calcext:value-type="float">
            <text:p>436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4364" calcext:value-type="float">
            <text:p>436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4364" calcext:value-type="float">
            <text:p>436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4364" calcext:value-type="float">
            <text:p>436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4364" calcext:value-type="float">
            <text:p>436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4364" calcext:value-type="float">
            <text:p>436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4364" calcext:value-type="float">
            <text:p>436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4364" calcext:value-type="float">
            <text:p>436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4364" calcext:value-type="float">
            <text:p>436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4364" calcext:value-type="float">
            <text:p>436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4364" calcext:value-type="float">
            <text:p>436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4364" calcext:value-type="float">
            <text:p>436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4364" calcext:value-type="float">
            <text:p>436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4364" calcext:value-type="float">
            <text:p>436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4364" calcext:value-type="float">
            <text:p>436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4364" calcext:value-type="float">
            <text:p>436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4364" calcext:value-type="float">
            <text:p>436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4364" calcext:value-type="float">
            <text:p>436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4364" calcext:value-type="float">
            <text:p>436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4364" calcext:value-type="float">
            <text:p>436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4364" calcext:value-type="float">
            <text:p>436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4364" calcext:value-type="float">
            <text:p>436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4364" calcext:value-type="float">
            <text:p>436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4364" calcext:value-type="float">
            <text:p>436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4364" calcext:value-type="float">
            <text:p>436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4364" calcext:value-type="float">
            <text:p>436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4364" calcext:value-type="float">
            <text:p>436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4364" calcext:value-type="float">
            <text:p>436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4364" calcext:value-type="float">
            <text:p>436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4364" calcext:value-type="float">
            <text:p>436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00:21:21.563794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9T00:25:08.456894702</dc:date>
    <meta:editing-cycles>26</meta:editing-cycles>
    <meta:editing-duration>PT14H10M27S</meta:editing-duration>
    <meta:generator>LibreOffice/6.0.3.2$Linux_X86_64 LibreOffice_project/00m0$Build-2</meta:generator>
    <meta:document-statistic meta:table-count="1" meta:cell-count="6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